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30000008D87D0AC9519169FEA.png" manifest:media-type="image/png"/>
  <manifest:file-entry manifest:full-path="Pictures/100002010000022F000000CB5D49B2A714F0C03A.png" manifest:media-type="image/png"/>
  <manifest:file-entry manifest:full-path="Pictures/1000020100000254000000A255720A73D0DB52B9.png" manifest:media-type="image/png"/>
  <manifest:file-entry manifest:full-path="Pictures/10000201000001390000006C00636A9865880457.png" manifest:media-type="image/png"/>
  <manifest:file-entry manifest:full-path="Pictures/10000201000001DD00000098E0BCDFF64A4A6E22.png" manifest:media-type="image/png"/>
  <manifest:file-entry manifest:full-path="Pictures/10000201000001DF0000009152A600A3172CD41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a698" officeooo:paragraph-rsid="0011a69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1</text:p>
      <text:p text:style-name="P1"/>
      <text:p text:style-name="P1"><draw:frame draw:style-name="fr1" draw:name="Image1" text:anchor-type="paragraph" svg:width="4.9689in" svg:height="1.5835in" draw:z-index="0"><draw:image xlink:href="Pictures/10000201000001DD00000098E0BCDFF64A4A6E22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output</text:p>
      <text:p text:style-name="P1"><draw:frame draw:style-name="fr1" draw:name="Image2" text:anchor-type="paragraph" svg:width="4.9898in" svg:height="1.5102in" draw:z-index="1"><draw:image xlink:href="Pictures/10000201000001DF0000009152A600A3172CD41F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ask2</text:p>
      <text:p text:style-name="P1"><draw:frame draw:style-name="fr1" draw:name="Image3" text:anchor-type="paragraph" svg:width="3.2602in" svg:height="1.1252in" draw:z-index="2"><draw:image xlink:href="Pictures/10000201000001390000006C00636A9865880457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output</text:p>
      <text:p text:style-name="P1"><draw:frame draw:style-name="fr1" draw:name="Image4" text:anchor-type="paragraph" svg:width="6.2083in" svg:height="1.6874in" draw:z-index="3"><draw:image xlink:href="Pictures/1000020100000254000000A255720A73D0DB52B9.png" xlink:type="simple" xlink:show="embed" xlink:actuate="onLoad" loext:mime-type="image/x-vclgraphic"/></draw:frame></text:p>
      <text:p text:style-name="P1">task3</text:p>
      <text:p text:style-name="P1"><draw:frame draw:style-name="fr1" draw:name="Image5" text:anchor-type="paragraph" svg:width="5.8228in" svg:height="2.1146in" draw:z-index="4"><draw:image xlink:href="Pictures/100002010000022F000000CB5D49B2A714F0C03A.png" xlink:type="simple" xlink:show="embed" xlink:actuate="onLoad" loext:mime-type="image/x-vclgraphic"/></draw:frame><text:soft-page-break/></text:p>
      <text:p text:style-name="P1"/>
      <text:p text:style-name="P1">output</text:p>
      <text:p text:style-name="P1"><draw:frame draw:style-name="fr1" draw:name="Image6" text:anchor-type="paragraph" svg:width="6.198in" svg:height="1.4689in" draw:z-index="5"><draw:image xlink:href="Pictures/10000201000002530000008D87D0AC9519169FEA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09:18:12.608317476</meta:creation-date>
    <dc:date>2019-12-09T09:23:31.651668738</dc:date>
    <meta:editing-duration>PT5M19S</meta:editing-duration>
    <meta:editing-cycles>1</meta:editing-cycles>
    <meta:document-statistic meta:table-count="0" meta:image-count="6" meta:object-count="0" meta:page-count="2" meta:paragraph-count="6" meta:word-count="6" meta:character-count="33" meta:non-whitespace-character-count="33"/>
    <meta:generator>LibreOffice/6.0.7.3$Linux_X86_64 LibreOffice_project/00m0$Build-3</meta:generator>
  </office:meta>
</office:document-meta>
</file>